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45537.535" calcext:value-type="float">
            <text:p>45537.535</text:p>
          </table:table-cell>
          <table:table-cell office:value-type="float" office:value="162.74887" calcext:value-type="float">
            <text:p>162.75</text:p>
          </table:table-cell>
          <table:table-cell office:value-type="float" office:value="8307519000000000" calcext:value-type="float">
            <text:p>8.308E+15</text:p>
          </table:table-cell>
          <table:table-cell office:value-type="float" office:value="213.39525" calcext:value-type="float">
            <text:p>213.40</text:p>
          </table:table-cell>
          <table:table-cell office:value-type="float" office:value="0.506186246871948" calcext:value-type="float">
            <text:p>0.5061862468719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80557.62" calcext:value-type="float">
            <text:p>80557.62</text:p>
          </table:table-cell>
          <table:table-cell office:value-type="float" office:value="218.8375" calcext:value-type="float">
            <text:p>218.84</text:p>
          </table:table-cell>
          <table:table-cell office:value-type="float" office:value="1.6061156E+017" calcext:value-type="float">
            <text:p>1.606E+17</text:p>
          </table:table-cell>
          <table:table-cell office:value-type="float" office:value="283.82675" calcext:value-type="float">
            <text:p>283.83</text:p>
          </table:table-cell>
          <table:table-cell office:value-type="float" office:value="0.261423349380493" calcext:value-type="float">
            <text:p>0.26142334938049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74543.64" calcext:value-type="float">
            <text:p>74543.64</text:p>
          </table:table-cell>
          <table:table-cell office:value-type="float" office:value="214.01633" calcext:value-type="float">
            <text:p>214.02</text:p>
          </table:table-cell>
          <table:table-cell office:value-type="float" office:value="4.98183E+016" calcext:value-type="float">
            <text:p>4.982E+16</text:p>
          </table:table-cell>
          <table:table-cell office:value-type="float" office:value="273.02682" calcext:value-type="float">
            <text:p>273.03</text:p>
          </table:table-cell>
          <table:table-cell office:value-type="float" office:value="0.408823788166046" calcext:value-type="float">
            <text:p>0.40882378816604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62591.438" calcext:value-type="float">
            <text:p>62591.438</text:p>
          </table:table-cell>
          <table:table-cell office:value-type="float" office:value="169.02692" calcext:value-type="float">
            <text:p>169.03</text:p>
          </table:table-cell>
          <table:table-cell office:value-type="float" office:value="897497840000000" calcext:value-type="float">
            <text:p>8.975E+14</text:p>
          </table:table-cell>
          <table:table-cell office:value-type="float" office:value="250.18282" calcext:value-type="float">
            <text:p>250.18</text:p>
          </table:table-cell>
          <table:table-cell office:value-type="float" office:value="0.588309645652771" calcext:value-type="float">
            <text:p>0.58830964565277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14530.067" calcext:value-type="float">
            <text:p>14530.067</text:p>
          </table:table-cell>
          <table:table-cell office:value-type="float" office:value="91.5046" calcext:value-type="float">
            <text:p>91.50</text:p>
          </table:table-cell>
          <table:table-cell office:value-type="float" office:value="1.4765037E+016" calcext:value-type="float">
            <text:p>1.477E+16</text:p>
          </table:table-cell>
          <table:table-cell office:value-type="float" office:value="120.540726" calcext:value-type="float">
            <text:p>120.54</text:p>
          </table:table-cell>
          <table:table-cell office:value-type="float" office:value="0.592803478240967" calcext:value-type="float">
            <text:p>0.59280347824096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138490.44" calcext:value-type="float">
            <text:p>138490.44</text:p>
          </table:table-cell>
          <table:table-cell office:value-type="float" office:value="288.50305" calcext:value-type="float">
            <text:p>288.50</text:p>
          </table:table-cell>
          <table:table-cell office:value-type="float" office:value="1.0901995E+017" calcext:value-type="float">
            <text:p>1.090E+17</text:p>
          </table:table-cell>
          <table:table-cell office:value-type="float" office:value="372.14304" calcext:value-type="float">
            <text:p>372.14</text:p>
          </table:table-cell>
          <table:table-cell office:value-type="float" office:value="0.783690214157105" calcext:value-type="float">
            <text:p>0.78369021415710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190185" calcext:value-type="float">
            <text:p>190185</text:p>
          </table:table-cell>
          <table:table-cell office:value-type="float" office:value="342.279" calcext:value-type="float">
            <text:p>342.28</text:p>
          </table:table-cell>
          <table:table-cell office:value-type="float" office:value="1345760800000000" calcext:value-type="float">
            <text:p>1.346E+15</text:p>
          </table:table-cell>
          <table:table-cell office:value-type="float" office:value="436.10205" calcext:value-type="float">
            <text:p>436.10</text:p>
          </table:table-cell>
          <table:table-cell office:value-type="float" office:value="0.854689478874206" calcext:value-type="float">
            <text:p>0.85468947887420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64853.008" calcext:value-type="float">
            <text:p>64853.008</text:p>
          </table:table-cell>
          <table:table-cell office:value-type="float" office:value="192.71594" calcext:value-type="float">
            <text:p>192.72</text:p>
          </table:table-cell>
          <table:table-cell office:value-type="float" office:value="3485911200000000" calcext:value-type="float">
            <text:p>3.486E+15</text:p>
          </table:table-cell>
          <table:table-cell office:value-type="float" office:value="254.66254" calcext:value-type="float">
            <text:p>254.66</text:p>
          </table:table-cell>
          <table:table-cell office:value-type="float" office:value="0.747406959533691" calcext:value-type="float">
            <text:p>0.74740695953369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151158.45" calcext:value-type="float">
            <text:p>151158.45</text:p>
          </table:table-cell>
          <table:table-cell office:value-type="float" office:value="303.34744" calcext:value-type="float">
            <text:p>303.35</text:p>
          </table:table-cell>
          <table:table-cell office:value-type="float" office:value="4.410862E+016" calcext:value-type="float">
            <text:p>4.411E+16</text:p>
          </table:table-cell>
          <table:table-cell office:value-type="float" office:value="388.79102" calcext:value-type="float">
            <text:p>388.79</text:p>
          </table:table-cell>
          <table:table-cell office:value-type="float" office:value="0.762673616409302" calcext:value-type="float">
            <text:p>0.76267361640930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120061.19" calcext:value-type="float">
            <text:p>120061.19</text:p>
          </table:table-cell>
          <table:table-cell office:value-type="float" office:value="249.49396" calcext:value-type="float">
            <text:p>249.49</text:p>
          </table:table-cell>
          <table:table-cell office:value-type="float" office:value="1.591255E+016" calcext:value-type="float">
            <text:p>1.591E+16</text:p>
          </table:table-cell>
          <table:table-cell office:value-type="float" office:value="346.49847" calcext:value-type="float">
            <text:p>346.50</text:p>
          </table:table-cell>
          <table:table-cell office:value-type="float" office:value="0.649033427238464" calcext:value-type="float">
            <text:p>0.64903342723846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117726.38" calcext:value-type="float">
            <text:p>117726.38</text:p>
          </table:table-cell>
          <table:table-cell office:value-type="float" office:value="267.82867" calcext:value-type="float">
            <text:p>267.83</text:p>
          </table:table-cell>
          <table:table-cell office:value-type="float" office:value="1.5536304E+017" calcext:value-type="float">
            <text:p>1.554E+17</text:p>
          </table:table-cell>
          <table:table-cell office:value-type="float" office:value="343.1128" calcext:value-type="float">
            <text:p>343.11</text:p>
          </table:table-cell>
          <table:table-cell office:value-type="float" office:value="0.768813669681549" calcext:value-type="float">
            <text:p>0.768813669681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96384.98" calcext:value-type="float">
            <text:p>96384.98</text:p>
          </table:table-cell>
          <table:table-cell office:value-type="float" office:value="227.3002" calcext:value-type="float">
            <text:p>227.30</text:p>
          </table:table-cell>
          <table:table-cell office:value-type="float" office:value="5.1239617E+016" calcext:value-type="float">
            <text:p>5.124E+16</text:p>
          </table:table-cell>
          <table:table-cell office:value-type="float" office:value="298.38928" calcext:value-type="float">
            <text:p>298.39</text:p>
          </table:table-cell>
          <table:table-cell office:value-type="float" office:value="0.629441261291504" calcext:value-type="float">
            <text:p>0.6294412612915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 Deviation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49301.457" calcext:value-type="float">
            <text:p>49301.457</text:p>
          </table:table-cell>
          <table:table-cell office:value-type="float" office:value="68.97395" calcext:value-type="float">
            <text:p>68.97</text:p>
          </table:table-cell>
          <table:table-cell office:value-type="float" office:value="5.87143E+016" calcext:value-type="float">
            <text:p>5.871E+16</text:p>
          </table:table-cell>
          <table:table-cell office:value-type="float" office:value="85.7252" calcext:value-type="float">
            <text:p>85.73</text:p>
          </table:table-cell>
          <table:table-cell office:value-type="float" office:value="0.172768887942648" calcext:value-type="float">
            <text:p>0.172768887942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03:36:31.295424331</dc:date>
    <meta:editing-duration>PT5M17S</meta:editing-duration>
    <meta:editing-cycles>1</meta:editing-cycles>
    <meta:document-statistic meta:table-count="1" meta:cell-count="125" meta:object-count="0"/>
    <meta:generator>LibreOffice/6.4.7.2$Linux_X86_64 LibreOffice_project/40$Build-2</meta:generator>
  </office:meta>
</office:document-meta>
</file>